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-boutique de photos de chatons</text:p>
      <text:p text:style-name="Standard"/>
      <text:p text:style-name="Standard">## Description du projet</text:p>
      <text:p text:style-name="Standard"/>
      <text:p text:style-name="Standard">Ce projet est une e-boutique fictive où les utilisateurs peuvent acheter des photos de chatons. <text:s/></text:p>
      <text:p text:style-name="Standard">L’objectif est de préparer l’interface avant de coder l’application en Ruby on Rails.</text:p>
      <text:p text:style-name="Standard"/>
      <text:p text:style-name="Standard">---</text:p>
      <text:p text:style-name="Standard"/>
      <text:p text:style-name="Standard">## Maquette Penpot</text:p>
      <text:p text:style-name="Standard"/>
      <text:p text:style-name="Standard">Voici les pages de notre e-boutique (captures d’écran de la maquette Penpot) :</text:p>
      <text:p text:style-name="Standard"/>
      <text:p text:style-name="Standard">### Page d'accueil</text:p>
      <text:p text:style-name="Standard">![Page d'accueil](images/home.png)</text:p>
      <text:p text:style-name="Standard"/>
      <text:p text:style-name="Standard">### Liste des produits</text:p>
      <text:p text:style-name="Standard">![Liste des produits](images/products.png)</text:p>
      <text:p text:style-name="Standard"/>
      <text:p text:style-name="Standard">### Détails du produit</text:p>
      <text:p text:style-name="Standard">![Détails produit](images/product_detail.png)</text:p>
      <text:p text:style-name="Standard"/>
      <text:p text:style-name="Standard">### Panier</text:p>
      <text:p text:style-name="Standard">![Panier](images/cart.png)</text:p>
      <text:p text:style-name="Standard"/>
      <text:p text:style-name="Standard">---</text:p>
      <text:p text:style-name="Standard"/>
      <text:p text:style-name="Standard">## Croquis (Sketching)</text:p>
      <text:p text:style-name="Standard"/>
      <text:p text:style-name="Standard">Avant de créer la maquette sur Penpot, nous avons fait des croquis sur papier pour chaque page :</text:p>
      <text:p text:style-name="Standard"/>
      <text:p text:style-name="Standard">- Page d’accueil : `images/sketch_home.png`</text:p>
      <text:p text:style-name="Standard">- Liste des produits : `images/sketch_products.png`</text:p>
      <text:p text:style-name="Standard">- Détails du produit : `images/sketch_product_detail.png`</text:p>
      <text:p text:style-name="Standard">- Panier : `images/sketch_cart.png`</text:p>
      <text:p text:style-name="Standard"/>
      <text:p text:style-name="Standard">---</text:p>
      <text:p text:style-name="Standard"/>
      <text:p text:style-name="Standard">## Équipe et relecture</text:p>
      <text:p text:style-name="Standard"/>
      <text:p text:style-name="Standard">- [Ton nom] – Designer / Développeur</text:p>
      <text:p text:style-name="Standard">- Revue effectuée en équipe avec plusieurs cycles de corrections.</text:p>
      <text:p text:style-name="Standard"/>
      <text:p text:style-name="Standard">---</text:p>
      <text:p text:style-name="Standard"/>
      <text:p text:style-name="Standard">## Liens utiles</text:p>
      <text:p text:style-name="Standard"/>
      <text:p text:style-name="Standard">- [Penpot](https://penpot.app/) – outil utilisé pour la maquette</text:p>
      <text:p text:style-name="Standard">- [Documentation Ruby on Rails](https://guides.rubyonrails.org/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4:46:41.768363135</meta:creation-date>
    <dc:date>2025-09-10T14:48:10.719818835</dc:date>
    <meta:editing-duration>PT1M29S</meta:editing-duration>
    <meta:editing-cycles>1</meta:editing-cycles>
    <meta:document-statistic meta:table-count="0" meta:image-count="0" meta:object-count="0" meta:page-count="1" meta:paragraph-count="30" meta:word-count="156" meta:character-count="1136" meta:non-whitespace-character-count="1006"/>
    <meta:generator>LibreOffice/24.2.7.2$Linux_X86_64 LibreOffice_project/420$Build-2</meta:generator>
  </office:meta>
</office:document-meta>
</file>